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re Baskerville" svg:font-family="'Libre Baskerville', serif"/>
    <style:font-face style:name="Lucida Grande" svg:font-family="'Lucida Grande', 'Lucida Sans Unicode', sans-serif"/>
    <style:font-face style:name="Mangal1" svg:font-family="Mangal"/>
    <style:font-face style:name="Open Sans" svg:font-family="'Open Sans', 'Helvetica Neue', Helvetica, Arial, sans-serif"/>
    <style:font-face style:name="Open Sans1" svg:font-family="'Open Sans', sans-serif"/>
    <style:font-face style:name="Source Sans Pro" svg:font-family="'Source Sans Pro',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019217" officeooo:paragraph-rsid="00019217"/>
    </style:style>
    <style:style style:name="P2" style:family="paragraph" style:parent-style-name="Subtitle">
      <style:text-properties officeooo:rsid="00090166" officeooo:paragraph-rsid="00090166"/>
    </style:style>
    <style:style style:name="P3" style:family="paragraph" style:parent-style-name="Text_20_body">
      <style:text-properties officeooo:rsid="00019217" officeooo:paragraph-rsid="00019217"/>
    </style:style>
    <style:style style:name="P4" style:family="paragraph" style:parent-style-name="Text_20_body">
      <style:text-properties officeooo:paragraph-rsid="000365f3"/>
    </style:style>
    <style:style style:name="P5" style:family="paragraph" style:parent-style-name="Text_20_body">
      <style:text-properties officeooo:paragraph-rsid="00049bc7"/>
    </style:style>
    <style:style style:name="P6" style:family="paragraph" style:parent-style-name="Text_20_body">
      <style:text-properties officeooo:rsid="0006476d" officeooo:paragraph-rsid="0006476d"/>
    </style:style>
    <style:style style:name="P7" style:family="paragraph" style:parent-style-name="Text_20_body">
      <style:text-properties officeooo:paragraph-rsid="000a63f4"/>
    </style:style>
    <style:style style:name="P8" style:family="paragraph" style:parent-style-name="Text_20_body">
      <style:text-properties fo:color="#000000" style:font-name="Liberation Serif" officeooo:rsid="000a63f4" officeooo:paragraph-rsid="000a63f4"/>
    </style:style>
    <style:style style:name="P9" style:family="paragraph" style:parent-style-name="Text_20_body">
      <style:text-properties officeooo:rsid="00063285"/>
    </style:style>
    <style:style style:name="P10" style:family="paragraph" style:parent-style-name="Text_20_body">
      <style:text-properties officeooo:rsid="0011ba0a" officeooo:paragraph-rsid="0011ba0a"/>
    </style:style>
    <style:style style:name="P11" style:family="paragraph" style:parent-style-name="Text_20_body">
      <style:text-properties officeooo:rsid="00169beb" officeooo:paragraph-rsid="00169beb"/>
    </style:style>
    <style:style style:name="P12" style:family="paragraph" style:parent-style-name="Text_20_body">
      <style:text-properties fo:font-variant="normal" fo:text-transform="none" fo:color="#000000" style:font-name="Liberation Serif" fo:font-size="12pt" fo:letter-spacing="normal" fo:font-style="normal" fo:font-weight="normal" officeooo:paragraph-rsid="000365f3"/>
    </style:style>
    <style:style style:name="P13" style:family="paragraph" style:parent-style-name="Text_20_body">
      <style:text-properties officeooo:rsid="001b1791" officeooo:paragraph-rsid="001b1791"/>
    </style:style>
    <style:style style:name="P14" style:family="paragraph" style:parent-style-name="Text_20_body">
      <style:paragraph-properties fo:margin-left="0in" fo:margin-right="0in" fo:orphans="2" fo:widows="2" fo:text-indent="0in" style:auto-text-indent="false"/>
    </style:style>
    <style:style style:name="P15"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rsid="000f5ed6" officeooo:paragraph-rsid="000f5ed6"/>
    </style:style>
    <style:style style:name="P16" style:family="paragraph" style:parent-style-name="Heading_20_1">
      <style:text-properties officeooo:rsid="00019217" officeooo:paragraph-rsid="00019217"/>
    </style:style>
    <style:style style:name="P17" style:family="paragraph" style:parent-style-name="Heading_20_1">
      <style:text-properties officeooo:rsid="00033162" officeooo:paragraph-rsid="00033162"/>
    </style:style>
    <style:style style:name="P18" style:family="paragraph" style:parent-style-name="Heading_20_1">
      <style:text-properties officeooo:rsid="000365f3" officeooo:paragraph-rsid="000365f3"/>
    </style:style>
    <style:style style:name="P19" style:family="paragraph" style:parent-style-name="Heading_20_1">
      <style:text-properties officeooo:rsid="000365f3" officeooo:paragraph-rsid="0026793c"/>
    </style:style>
    <style:style style:name="P20" style:family="paragraph" style:parent-style-name="Heading_20_1">
      <style:text-properties officeooo:rsid="00049bc7" officeooo:paragraph-rsid="00049bc7"/>
    </style:style>
    <style:style style:name="P21" style:family="paragraph" style:parent-style-name="Heading_20_1">
      <style:text-properties officeooo:rsid="00049bc7" officeooo:paragraph-rsid="0026793c"/>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text-properties fo:color="#000000" style:font-name="Liberation Serif"/>
    </style:style>
    <style:style style:name="P26" style:family="paragraph" style:parent-style-name="Text_20_body" style:list-style-name="L4">
      <style:text-properties fo:color="#000000" style:font-name="Liberation Serif" officeooo:rsid="000a63f4" officeooo:paragraph-rsid="000a63f4"/>
    </style:style>
    <style:style style:name="P27" style:family="paragraph" style:parent-style-name="Text_20_body" style:list-style-name="L4">
      <style:text-properties fo:color="#000000" style:font-name="Liberation Serif" officeooo:rsid="000a7be4" officeooo:paragraph-rsid="000a7be4"/>
    </style:style>
    <style:style style:name="P28" style:family="paragraph" style:parent-style-name="Text_20_body" style:list-style-name="L6">
      <style:text-properties fo:color="#000000" style:font-name="Liberation Serif" fo:font-size="12pt" officeooo:rsid="00169beb" officeooo:paragraph-rsid="00169beb" style:font-size-asian="12pt" style:font-size-complex="12pt"/>
    </style:style>
    <style:style style:name="P29" style:family="paragraph" style:parent-style-name="Text_20_body" style:list-style-name="L10">
      <style:text-properties fo:color="#000000" style:font-name="Liberation Serif" officeooo:paragraph-rsid="001deefa"/>
    </style:style>
    <style:style style:name="P30" style:family="paragraph" style:parent-style-name="Text_20_body">
      <style:text-properties fo:color="#000000" style:font-name="Liberation Serif" officeooo:paragraph-rsid="0024e52b"/>
    </style:style>
    <style:style style:name="P31" style:family="paragraph" style:parent-style-name="Text_20_body" style:list-style-name="L17">
      <style:text-properties fo:color="#000000" style:font-name="Liberation Serif" officeooo:paragraph-rsid="0026793c"/>
    </style:style>
    <style:style style:name="P32" style:family="paragraph" style:parent-style-name="Text_20_body" style:list-style-name="L5">
      <style:text-properties officeooo:rsid="0011ba0a" officeooo:paragraph-rsid="0011ba0a"/>
    </style:style>
    <style:style style:name="P33" style:family="paragraph" style:parent-style-name="Text_20_body" style:list-style-name="L7">
      <style:paragraph-properties fo:orphans="2" fo:widows="2"/>
      <style:text-properties officeooo:rsid="000f5ed6" officeooo:paragraph-rsid="000f5ed6"/>
    </style:style>
    <style:style style:name="P34" style:family="paragraph" style:parent-style-name="Text_20_body" style:list-style-name="L7">
      <style:paragraph-properties fo:orphans="2" fo:widows="2"/>
      <style:text-properties officeooo:paragraph-rsid="0011301a"/>
    </style:style>
    <style:style style:name="P35" style:family="paragraph" style:parent-style-name="Text_20_body" style:list-style-name="L8">
      <style:text-properties officeooo:rsid="00090166" officeooo:paragraph-rsid="00090166"/>
    </style:style>
    <style:style style:name="P36" style:family="paragraph" style:parent-style-name="Text_20_body">
      <style:text-properties officeooo:rsid="001c95d0" officeooo:paragraph-rsid="001c95d0"/>
    </style:style>
    <style:style style:name="P37" style:family="paragraph" style:parent-style-name="Text_20_body" style:list-style-name="L9">
      <style:text-properties officeooo:rsid="001c95d0" officeooo:paragraph-rsid="001c95d0"/>
    </style:style>
    <style:style style:name="P38" style:family="paragraph" style:parent-style-name="Text_20_body" style:list-style-name="L18">
      <style:text-properties officeooo:rsid="001c95d0" officeooo:paragraph-rsid="0026793c"/>
    </style:style>
    <style:style style:name="P39" style:family="paragraph" style:parent-style-name="Text_20_body">
      <style:text-properties officeooo:rsid="001c95d0" officeooo:paragraph-rsid="0026793c"/>
    </style:style>
    <style:style style:name="P40" style:family="paragraph" style:parent-style-name="Text_20_body" style:list-style-name="L9">
      <style:paragraph-properties style:line-height-at-least="0.3126in" fo:orphans="2" fo:widows="2"/>
    </style:style>
    <style:style style:name="P41" style:family="paragraph" style:parent-style-name="Text_20_body" style:list-style-name="L18">
      <style:paragraph-properties style:line-height-at-least="0.3126in" fo:orphans="2" fo:widows="2"/>
      <style:text-properties officeooo:paragraph-rsid="0026793c"/>
    </style:style>
    <style:style style:name="P42" style:family="paragraph" style:parent-style-name="Text_20_body">
      <style:paragraph-properties style:line-height-at-least="0.3126in" fo:orphans="2" fo:widows="2"/>
      <style:text-properties officeooo:paragraph-rsid="0026793c"/>
    </style:style>
    <style:style style:name="P43" style:family="paragraph" style:parent-style-name="Text_20_body">
      <style:text-properties officeooo:paragraph-rsid="00049bc7"/>
    </style:style>
    <style:style style:name="P44" style:family="paragraph" style:parent-style-name="Text_20_body">
      <style:text-properties officeooo:paragraph-rsid="001d6217"/>
    </style:style>
    <style:style style:name="P45" style:family="paragraph" style:parent-style-name="Text_20_body" style:list-style-name="L10">
      <style:text-properties officeooo:paragraph-rsid="001d6217"/>
    </style:style>
    <style:style style:name="P46" style:family="paragraph" style:parent-style-name="Text_20_body" style:list-style-name="L14">
      <style:text-properties fo:font-variant="normal" fo:text-transform="none" fo:color="#000000" style:font-name="Liberation Serif" fo:font-size="12pt" fo:letter-spacing="0.0102in" fo:font-style="normal" fo:font-weight="normal" officeooo:rsid="001deefa" officeooo:paragraph-rsid="001deefa" style:font-size-asian="12pt" style:font-size-complex="12pt"/>
    </style:style>
    <style:style style:name="P47" style:family="paragraph" style:parent-style-name="Text_20_body" style:list-style-name="L14">
      <style:text-properties fo:font-variant="normal" fo:text-transform="none" fo:color="#000000" style:font-name="Liberation Serif" fo:font-size="12pt" fo:letter-spacing="0.0102in" fo:font-style="normal" fo:font-weight="normal" officeooo:rsid="001deefa" officeooo:paragraph-rsid="0026793c" style:font-size-asian="12pt" style:font-size-complex="12pt"/>
    </style:style>
    <style:style style:name="P48" style:family="paragraph" style:parent-style-name="Text_20_body">
      <style:text-properties officeooo:rsid="001deefa" officeooo:paragraph-rsid="001deefa"/>
    </style:style>
    <style:style style:name="P49" style:family="paragraph" style:parent-style-name="Text_20_body" style:list-style-name="L14">
      <style:text-properties officeooo:rsid="001deefa" officeooo:paragraph-rsid="001deefa"/>
    </style:style>
    <style:style style:name="P50" style:family="paragraph" style:parent-style-name="Text_20_body" style:list-style-name="L14">
      <style:text-properties officeooo:rsid="001deefa" officeooo:paragraph-rsid="0026793c"/>
    </style:style>
    <style:style style:name="P51" style:family="paragraph" style:parent-style-name="Text_20_body">
      <style:text-properties officeooo:rsid="001deefa" officeooo:paragraph-rsid="0026793c"/>
    </style:style>
    <style:style style:name="P52" style:family="paragraph" style:parent-style-name="Text_20_body" style:list-style-name="L14">
      <style:text-properties officeooo:paragraph-rsid="001deefa"/>
    </style:style>
    <style:style style:name="P53" style:family="paragraph" style:parent-style-name="Text_20_body" style:list-style-name="L14">
      <style:text-properties officeooo:paragraph-rsid="0026793c"/>
    </style:style>
    <style:style style:name="P54" style:family="paragraph" style:parent-style-name="Text_20_body" style:list-style-name="L14">
      <style:text-properties fo:font-style="normal" officeooo:paragraph-rsid="001deefa" style:font-style-asian="normal" style:font-style-complex="normal"/>
    </style:style>
    <style:style style:name="P55" style:family="paragraph" style:parent-style-name="Text_20_body" style:list-style-name="L14">
      <style:text-properties fo:font-style="normal" officeooo:paragraph-rsid="0026793c" style:font-style-asian="normal" style:font-style-complex="normal"/>
    </style:style>
    <style:style style:name="P56" style:family="paragraph" style:parent-style-name="Text_20_body">
      <style:text-properties officeooo:rsid="001eb6e3" officeooo:paragraph-rsid="001eb6e3"/>
    </style:style>
    <style:style style:name="P57" style:family="paragraph" style:parent-style-name="Text_20_body">
      <style:text-properties officeooo:rsid="001eb6e3" officeooo:paragraph-rsid="0026793c"/>
    </style:style>
    <style:style style:name="P58" style:family="paragraph" style:parent-style-name="Text_20_body">
      <style:text-properties officeooo:paragraph-rsid="0020afa8"/>
    </style:style>
    <style:style style:name="P59" style:family="paragraph" style:parent-style-name="Text_20_body">
      <style:text-properties officeooo:paragraph-rsid="00237732"/>
    </style:style>
    <style:style style:name="P60" style:family="paragraph" style:parent-style-name="Text_20_body" style:list-style-name="L17">
      <style:text-properties officeooo:paragraph-rsid="0026793c"/>
    </style:style>
    <style:style style:name="P61" style:family="paragraph" style:parent-style-name="Text_20_body">
      <style:text-properties officeooo:paragraph-rsid="0026793c"/>
    </style:style>
    <style:style style:name="P62" style:family="paragraph" style:parent-style-name="Text_20_body">
      <style:text-properties officeooo:rsid="001b1791" officeooo:paragraph-rsid="0026793c"/>
    </style:style>
    <style:style style:name="P63" style:family="paragraph" style:parent-style-name="Heading_20_4" style:list-style-name="L7">
      <style:paragraph-properties fo:orphans="2" fo:widows="2"/>
      <style:text-properties officeooo:rsid="000f5ed6" officeooo:paragraph-rsid="000f5ed6"/>
    </style:style>
    <style:style style:name="T1" style:family="text">
      <style:text-properties officeooo:rsid="00063285"/>
    </style:style>
    <style:style style:name="T2" style:family="text">
      <style:text-properties fo:font-variant="normal" fo:text-transform="none" fo:color="#000000" style:font-name="Liberation Serif" fo:letter-spacing="normal"/>
    </style:style>
    <style:style style:name="T3" style:family="text">
      <style:text-properties fo:font-variant="normal" fo:text-transform="none" fo:color="#000000" style:font-name="Liberation Serif" fo:font-size="12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officeooo:rsid="000a63f4"/>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0f5ed6"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0f5ed6"/>
    </style:style>
    <style:style style:name="T8" style:family="text">
      <style:text-properties fo:font-variant="normal" fo:text-transform="none" fo:color="#000000" style:font-name="Liberation Serif" fo:font-size="12pt" fo:letter-spacing="normal" fo:font-style="normal" fo:font-weight="normal" officeooo:rsid="00237732"/>
    </style:style>
    <style:style style:name="T9" style:family="text">
      <style:text-properties fo:font-variant="normal" fo:text-transform="none" fo:color="#000000" style:font-name="Liberation Serif" fo:font-size="12pt" fo:letter-spacing="normal" fo:font-style="italic" fo:font-weight="normal" style:font-size-asian="12pt" style:font-size-complex="12pt" loext:padding="0in" loext:border="none"/>
    </style:style>
    <style:style style:name="T10" style:family="text">
      <style:text-properties fo:font-variant="normal" fo:text-transform="none" fo:color="#000000" style:font-name="Liberation Serif" fo:font-size="12pt" fo:letter-spacing="normal" fo:font-style="italic" fo:font-weight="normal" officeooo:rsid="000f5ed6" style:font-size-asian="12pt" style:font-size-complex="12pt" loext:padding="0in" loext:border="none"/>
    </style:style>
    <style:style style:name="T11" style:family="text">
      <style:text-properties fo:font-variant="normal" fo:text-transform="none" fo:color="#000000" style:font-name="Liberation Serif" fo:font-size="12pt" fo:letter-spacing="normal" fo:font-style="italic" fo:font-weight="normal" officeooo:rsid="0011301a" style:font-size-asian="12pt" style:font-size-complex="12pt" loext:padding="0in" loext:border="none"/>
    </style:style>
    <style:style style:name="T12" style:family="text">
      <style:text-properties fo:font-variant="normal" fo:text-transform="none" fo:color="#000000" style:font-name="Liberation Serif" fo:font-size="12pt" fo:letter-spacing="normal" fo:font-weight="normal" style:font-size-asian="12pt" style:font-size-complex="12pt"/>
    </style:style>
    <style:style style:name="T13" style:family="text">
      <style:text-properties fo:font-variant="normal" fo:text-transform="none" fo:color="#000000" style:font-name="Liberation Serif" fo:font-size="12pt" fo:letter-spacing="normal" fo:font-style="normal" fo:font-weight="normal"/>
    </style:style>
    <style:style style:name="T14" style:family="text">
      <style:text-properties fo:font-variant="normal" fo:text-transform="none" fo:color="#000000" style:font-name="Liberation Serif"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1d37b0"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01d6217" style:font-size-asian="12pt" style:font-size-complex="12pt"/>
    </style:style>
    <style:style style:name="T17"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18" style:family="text">
      <style:text-properties fo:font-variant="normal" fo:text-transform="none" fo:color="#000000" style:font-name="Liberation Serif" fo:font-size="12pt" fo:letter-spacing="normal" fo:font-style="normal" fo:font-weight="normal" officeooo:rsid="00237732"/>
    </style:style>
    <style:style style:name="T19" style:family="text">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T20" style:family="text">
      <style:text-properties fo:font-variant="normal" fo:text-transform="none" fo:color="#000000" style:font-name="Liberation Serif" fo:font-size="12pt" fo:letter-spacing="normal" fo:language="en" fo:country="US" fo:font-style="normal" fo:font-weight="normal" officeooo:rsid="001d6217" style:font-size-asian="12pt" style:font-size-complex="12pt"/>
    </style:style>
    <style:style style:name="T21" style:family="text">
      <style:text-properties fo:font-variant="normal" fo:text-transform="none" fo:color="#000000" style:font-name="Liberation Serif" fo:font-size="12pt" fo:letter-spacing="0.0102in" fo:font-style="normal" fo:font-weight="normal" style:font-size-asian="12pt" style:font-style-asian="normal" style:font-size-complex="12pt" style:font-style-complex="normal"/>
    </style:style>
    <style:style style:name="T22" style:family="text">
      <style:text-properties fo:font-variant="normal" fo:text-transform="none" fo:color="#000000" style:font-name="Liberation Serif" fo:font-size="12pt" fo:letter-spacing="0.0102in" fo:font-weight="normal" officeooo:rsid="001deefa" style:font-size-asian="12pt" style:font-size-complex="12pt"/>
    </style:style>
    <style:style style:name="T23" style:family="text">
      <style:text-properties fo:font-variant="normal" fo:text-transform="none" fo:color="#333333" style:font-name="Liberation Serif" fo:font-size="12pt" fo:letter-spacing="normal" fo:font-style="normal" fo:font-weight="normal"/>
    </style:style>
    <style:style style:name="T24" style:family="text">
      <style:text-properties fo:font-variant="normal" fo:text-transform="none" fo:letter-spacing="normal"/>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font-size="12pt" fo:letter-spacing="normal" fo:font-style="normal" fo:font-weight="normal"/>
    </style:style>
    <style:style style:name="T27" style:family="text">
      <style:text-properties fo:font-variant="normal" fo:text-transform="none" fo:font-size="12pt" fo:letter-spacing="normal" fo:font-style="normal" fo:font-weight="normal" style:font-size-asian="12pt" style:font-size-complex="12pt"/>
    </style:style>
    <style:style style:name="T28" style:family="text">
      <style:text-properties fo:font-variant="normal" fo:text-transform="none" fo:font-size="12pt" fo:letter-spacing="normal" fo:font-style="normal" fo:font-weight="normal" officeooo:rsid="00237732"/>
    </style:style>
    <style:style style:name="T29" style:family="text">
      <style:text-properties fo:font-variant="normal" fo:text-transform="none" fo:color="#2a2a2a" style:font-name="Open Sans" fo:font-size="10.5pt" fo:letter-spacing="normal" fo:font-style="normal" fo:font-weight="normal"/>
    </style:style>
    <style:style style:name="T30" style:family="text">
      <style:text-properties fo:font-variant="normal" fo:text-transform="none" fo:color="#2a2a2a" fo:letter-spacing="normal"/>
    </style:style>
    <style:style style:name="T31" style:family="text">
      <style:text-properties fo:font-variant="normal" fo:text-transform="none" fo:color="#373c43" style:font-name="Open Sans1" fo:font-size="12pt" fo:letter-spacing="normal" fo:font-style="normal" fo:font-weight="normal"/>
    </style:style>
    <style:style style:name="T32" style:family="text">
      <style:text-properties fo:font-variant="normal" fo:text-transform="none" fo:color="#232323" style:font-name="Source Sans Pro" fo:font-size="12pt" fo:letter-spacing="normal" fo:font-style="normal" fo:font-weight="normal"/>
    </style:style>
    <style:style style:name="T33" style:family="text">
      <style:text-properties fo:font-variant="normal" fo:text-transform="none" fo:color="#232323" style:font-name="Source Sans Pro" fo:font-size="12pt" fo:letter-spacing="normal" fo:font-style="normal" fo:font-weight="normal" officeooo:rsid="00237732"/>
    </style:style>
    <style:style style:name="T34" style:family="text">
      <style:text-properties fo:font-variant="normal" fo:text-transform="none" fo:color="#232323" fo:font-size="12pt" fo:letter-spacing="normal" fo:font-style="normal" fo:font-weight="normal"/>
    </style:style>
    <style:style style:name="T35" style:family="text">
      <style:text-properties fo:font-variant="normal" fo:text-transform="none" fo:color="#232323" fo:font-size="12pt" fo:letter-spacing="normal" fo:font-style="normal" fo:font-weight="normal" officeooo:rsid="00237732"/>
    </style:style>
    <style:style style:name="T36" style:family="text">
      <style:text-properties fo:font-weight="normal" style:font-weight-asian="normal" style:font-weight-complex="normal"/>
    </style:style>
    <style:style style:name="T37" style:family="text">
      <style:text-properties officeooo:rsid="00081bb5"/>
    </style:style>
    <style:style style:name="T38" style:family="text">
      <style:text-properties officeooo:rsid="0008e746"/>
    </style:style>
    <style:style style:name="T39" style:family="text">
      <style:text-properties style:font-name="Liberation Serif"/>
    </style:style>
    <style:style style:name="T40" style:family="text">
      <style:text-properties fo:color="#000000" style:font-name="Liberation Serif" fo:letter-spacing="normal" fo:font-style="normal" style:font-style-asian="normal" style:font-style-complex="normal"/>
    </style:style>
    <style:style style:name="T41" style:family="text">
      <style:text-properties fo:color="#000000" style:font-name="Liberation Serif" fo:font-size="12pt" fo:letter-spacing="normal" fo:font-style="normal" fo:font-weight="normal" style:font-style-asian="normal" style:font-style-complex="normal"/>
    </style:style>
    <style:style style:name="T42" style:family="text">
      <style:text-properties fo:color="#000000" style:font-name="Liberation Serif" fo:font-style="normal" style:font-style-asian="normal" style:font-style-complex="normal"/>
    </style:style>
    <style:style style:name="T43" style:family="text">
      <style:text-properties fo:color="#000000" style:font-name="Liberation Serif" fo:font-size="12pt" fo:letter-spacing="normal" fo:font-style="normal" fo:font-weight="normal" style:font-size-asian="12pt" style:font-style-asian="normal" style:font-size-complex="12pt" style:font-style-complex="normal"/>
    </style:style>
    <style:style style:name="T44" style:family="text">
      <style:text-properties fo:color="#000000" style:font-name="Liberation Serif" officeooo:rsid="00237732"/>
    </style:style>
    <style:style style:name="T45" style:family="text">
      <style:text-properties officeooo:rsid="000a7be4"/>
    </style:style>
    <style:style style:name="T46" style:family="text">
      <style:text-properties officeooo:rsid="000ac946"/>
    </style:style>
    <style:style style:name="T47" style:family="text">
      <style:text-properties fo:color="#2a2a2a" style:font-name="Open Sans" fo:font-size="10.5pt" fo:letter-spacing="normal" fo:font-weight="normal"/>
    </style:style>
    <style:style style:name="T48" style:family="text">
      <style:text-properties officeooo:rsid="0013998d"/>
    </style:style>
    <style:style style:name="T49" style:family="text">
      <style:text-properties officeooo:rsid="00153a5b"/>
    </style:style>
    <style:style style:name="T50" style:family="text">
      <style:text-properties fo:color="#ff0000"/>
    </style:style>
    <style:style style:name="T51" style:family="text">
      <style:text-properties fo:color="#ff0000" officeooo:rsid="001d37b0"/>
    </style:style>
    <style:style style:name="T52" style:family="text">
      <style:text-properties officeooo:rsid="001d37b0"/>
    </style:style>
    <style:style style:name="T53" style:family="text">
      <style:text-properties style:font-name="Liberation Serif"/>
    </style:style>
    <style:style style:name="T54" style:family="text">
      <style:text-properties style:font-name="Liberation Serif" fo:font-size="12pt" fo:font-style="normal" style:font-size-asian="12pt" style:font-style-asian="normal" style:font-size-complex="12pt" style:font-style-complex="normal"/>
    </style:style>
    <style:style style:name="T55" style:family="text">
      <style:text-properties style:font-name="Liberation Serif" officeooo:rsid="00225ada"/>
    </style:style>
    <style:style style:name="T56" style:family="text">
      <style:text-properties style:font-name="Liberation Serif" officeooo:rsid="0020afa8"/>
    </style:style>
    <style:style style:name="T57" style:family="text">
      <style:text-properties officeooo:rsid="001ff80f"/>
    </style:style>
    <style:style style:name="T58" style:family="text">
      <style:text-properties officeooo:rsid="0020afa8"/>
    </style:style>
    <style:style style:name="T59" style:family="text">
      <style:text-properties officeooo:rsid="00237732"/>
    </style:style>
    <style:style style:name="T60" style:family="text">
      <style:text-properties officeooo:rsid="001b1791"/>
    </style:style>
    <style:style style:name="T61" style:family="text">
      <style:text-properties officeooo:rsid="0026793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l Center Performance Evaluation</text:p>
      <text:p text:style-name="P3">Following are the metrics we need to measure and how we can measure them:</text:p>
      <text:h text:style-name="P16" text:outline-level="1">1. Used appropriate opening and prepared for the call:</text:h>
      <text:p text:style-name="Text_20_body">A Contact Ce<text:span text:style-name="T38">nter</text:span> Greeting Should Ideally Begin with Good Morning / Good Afternoon. <text:span text:style-name="T37">Greetings are best kept casual – don’t be too formal. An advisor should introduce themselves in a greeting, and ask how they can help out, such as:</text:span></text:p>
      <text:list xml:id="list386917497" text:style-name="L1">
        <text:list-item>
          <text:p text:style-name="P22"><text:span text:style-name="Emphasis"><text:span text:style-name="T40">“</text:span></text:span><text:span text:style-name="Emphasis"><text:span text:style-name="T41">Good morning / afternoon! Welcome to [INSERT COMPANY NAME] customer service. My name is [INSERT NAME]. How can I help you?”</text:span></text:span><text:span text:style-name="T42"> </text:span></text:p>
        </text:list-item>
        <text:list-item>
          <text:p text:style-name="P22"><text:span text:style-name="Emphasis"><text:span text:style-name="T2">“</text:span></text:span><text:span text:style-name="Emphasis"><text:span text:style-name="T3">Hello, thank you for calling </text:span></text:span><text:span text:style-name="T3">[INSERT COMPANY NAME]</text:span><text:span text:style-name="Emphasis"><text:span text:style-name="T3">. My name is </text:span></text:span><text:span text:style-name="T3">[INSERT NAME], </text:span><text:span text:style-name="Emphasis"><text:span text:style-name="T3">how can I help you today?”</text:span></text:span></text:p>
        </text:list-item>
        <text:list-item>
          <text:p text:style-name="P22"><text:span text:style-name="Emphasis"><text:span text:style-name="T2">“</text:span></text:span><text:span text:style-name="Emphasis"><text:span text:style-name="T3">Good day. You are speaking to </text:span></text:span><text:span text:style-name="T3">[INSERT NAME]. </text:span><text:span text:style-name="Emphasis"><text:span text:style-name="T3">How may I assist you?”</text:span></text:span></text:p>
        </text:list-item>
        <text:list-item>
          <text:p text:style-name="P22"><text:span text:style-name="Emphasis"><text:span text:style-name="T2">“</text:span></text:span><text:span text:style-name="Emphasis"><text:span text:style-name="T3">Thank you for calling </text:span></text:span><text:span text:style-name="T3">[INSERT COMPANY NAME]</text:span><text:span text:style-name="Emphasis"><text:span text:style-name="T3">. I am </text:span></text:span><text:span text:style-name="T3">[INSERT NAME]</text:span><text:span text:style-name="Emphasis"><text:span text:style-name="T3">. How can I help you?”</text:span></text:span></text:p>
        </text:list-item>
        <text:list-item>
          <text:p text:style-name="P22"><text:span text:style-name="Emphasis"><text:span text:style-name="T2">“</text:span></text:span><text:span text:style-name="Emphasis"><text:span text:style-name="T3">Good morning/afternoon, thank you for calling </text:span></text:span><text:span text:style-name="T3">[INSERT COMPANY NAME]</text:span><text:span text:style-name="Emphasis"><text:span text:style-name="T3">, you’re speaking to</text:span></text:span><text:span text:style-name="T3">[INSERT NAME]</text:span><text:span text:style-name="Emphasis"><text:span text:style-name="T3">. How may I help you?”</text:span></text:span></text:p>
        </text:list-item>
        <text:list-item>
          <text:p text:style-name="P22"><text:span text:style-name="Emphasis"><text:span text:style-name="T2">“</text:span></text:span><text:span text:style-name="Emphasis"><text:span text:style-name="T3">Thank you for calling </text:span></text:span><text:span text:style-name="T3">[INSERT COMPANY NAME]</text:span><text:span text:style-name="Emphasis"><text:span text:style-name="T3">, this is </text:span></text:span><text:span text:style-name="T3">[INSERT NAME]</text:span><text:span text:style-name="Emphasis"><text:span text:style-name="T3">. How may I provide world class service?”</text:span></text:span></text:p>
        </text:list-item>
      </text:list>
      <text:p text:style-name="P7"><text:span text:style-name="Emphasis"><text:span text:style-name="T4">In order to facilitate preparedness for a call – depending on the card program, or reason for calling, the call must be forwarded to the right CSR agent, so that the customer can be assisted properl</text:span></text:span><text:span text:style-name="Emphasis"><text:span text:style-name="T8">y</text:span></text:span><text:span text:style-name="Emphasis"><text:span text:style-name="T4"> during their First Line of Reference. If the call is forwarded to another agent as soon as the query is received (after proper filters are applied) OR is placed on hold, then it shows that the CSR agent wasn’t prepared for the customer’s query.</text:span></text:span></text:p>
      <text:h text:style-name="P17" text:outline-level="1">2. Actively listened and acknowledged concerns:</text:h>
      <text:p text:style-name="P9">Active Listening is most commonly accessed by monitoring questioning quality. If questions are relevant to what has been said by the customer, then active listening has happened.</text:p>
      <text:p text:style-name="Text_20_body">In terms of <text:span text:style-name="T1">empathetic</text:span> responses, if an appropriate response has been given to what has been said by the customer, again active listening would have happened.</text:p>
      <text:p text:style-name="P6">This includes doing things like making the customer feel valued, putting yourself in their shoes, suggest and offer, asking more questions, using a casual tone, or slowing down and paraphrasing</text:p>
      <text:p text:style-name="P6">This includes sentences such as:</text:p>
      <text:list xml:id="list4097840439" text:style-name="L2">
        <text:list-item>
          <text:p text:style-name="P23"><text:soft-page-break/><text:span text:style-name="Strong_20_Emphasis"><text:span text:style-name="T36">I see you’ve been with [Company Name] for X years. That’s a long time!</text:span></text:span></text:p>
        </text:list-item>
        <text:list-item>
          <text:p text:style-name="P23"><text:span text:style-name="Strong_20_Emphasis"><text:span text:style-name="T36">I appreciate your patience.</text:span></text:span></text:p>
        </text:list-item>
        <text:list-item>
          <text:p text:style-name="P23"><text:span text:style-name="Strong_20_Emphasis"><text:span text:style-name="T36">Thank you for remaining so positive.</text:span></text:span></text:p>
        </text:list-item>
        <text:list-item>
          <text:p text:style-name="P23"><text:span text:style-name="Strong_20_Emphasis"><text:span text:style-name="T36">Your business means a lot to us.</text:span></text:span></text:p>
        </text:list-item>
        <text:list-item>
          <text:p text:style-name="P23"><text:span text:style-name="Strong_20_Emphasis"><text:span text:style-name="T36">I want to thank you for taking the time to speak with me today.</text:span></text:span></text:p>
        </text:list-item>
        <text:list-item>
          <text:p text:style-name="P23"><text:span text:style-name="Strong_20_Emphasis"><text:span text:style-name="T36">If I were in your position, I would feel the same way.</text:span></text:span></text:p>
        </text:list-item>
        <text:list-item>
          <text:p text:style-name="P23"><text:span text:style-name="Strong_20_Emphasis"><text:span text:style-name="T36">That would frustrate me, too.</text:span></text:span></text:p>
        </text:list-item>
        <text:list-item>
          <text:p text:style-name="P23"><text:span text:style-name="Strong_20_Emphasis"><text:span text:style-name="T36">I would be asking the same questions as you are.</text:span></text:span></text:p>
        </text:list-item>
        <text:list-item>
          <text:p text:style-name="P23"><text:span text:style-name="Strong_20_Emphasis"><text:span text:style-name="T36">You are totally right.</text:span></text:span></text:p>
        </text:list-item>
        <text:list-item>
          <text:p text:style-name="P23"><text:span text:style-name="Strong_20_Emphasis"><text:span text:style-name="T36">I would come to the same conclusion.</text:span></text:span></text:p>
        </text:list-item>
        <text:list-item>
          <text:p text:style-name="P23"><text:span text:style-name="Strong_20_Emphasis"><text:span text:style-name="T36">Personally, I would recommend you to…</text:span></text:span></text:p>
        </text:list-item>
        <text:list-item>
          <text:p text:style-name="P23"><text:span text:style-name="Strong_20_Emphasis"><text:span text:style-name="T36">Would you like to try our new X?</text:span></text:span></text:p>
        </text:list-item>
        <text:list-item>
          <text:p text:style-name="P23"><text:span text:style-name="Strong_20_Emphasis"><text:span text:style-name="T36">You can consider X.</text:span></text:span></text:p>
        </text:list-item>
        <text:list-item>
          <text:p text:style-name="P23"><text:span text:style-name="Strong_20_Emphasis"><text:span text:style-name="T36">You might find X helpful.</text:span></text:span></text:p>
        </text:list-item>
        <text:list-item>
          <text:p text:style-name="P23"><text:span text:style-name="Strong_20_Emphasis"><text:span text:style-name="T36">I think you’ll find it’s much easier if you do X.</text:span></text:span></text:p>
        </text:list-item>
        <text:list-item>
          <text:p text:style-name="P23"><text:span text:style-name="Strong_20_Emphasis"><text:span text:style-name="T36">What can I do to make your experience with us better?</text:span></text:span></text:p>
        </text:list-item>
        <text:list-item>
          <text:p text:style-name="P23"><text:span text:style-name="Strong_20_Emphasis"><text:span text:style-name="T36">What would be the best-case scenario for you?</text:span></text:span></text:p>
        </text:list-item>
        <text:list-item>
          <text:p text:style-name="P23"><text:span text:style-name="Strong_20_Emphasis"><text:span text:style-name="T36">Is there anything else, big or small, that I can help you with today?</text:span></text:span></text:p>
        </text:list-item>
        <text:list-item>
          <text:p text:style-name="P23"><text:span text:style-name="Strong_20_Emphasis"><text:span text:style-name="T36">How do you feel about X?</text:span></text:span></text:p>
        </text:list-item>
        <text:list-item>
          <text:p text:style-name="P23"><text:span text:style-name="Strong_20_Emphasis"><text:span text:style-name="T36">Are your X needs being met with our product/service?</text:span></text:span></text:p>
        </text:list-item>
        <text:list-item>
          <text:p text:style-name="P23"><text:span text:style-name="Strong_20_Emphasis"><text:span text:style-name="T36">If I’m understanding you correctly…</text:span></text:span></text:p>
        </text:list-item>
        <text:list-item>
          <text:p text:style-name="P23"><text:span text:style-name="Strong_20_Emphasis"><text:span text:style-name="T36">So what you’re saying is…</text:span></text:span></text:p>
        </text:list-item>
        <text:list-item>
          <text:p text:style-name="P23"><text:span text:style-name="Strong_20_Emphasis"><text:span text:style-name="T36">Did you mean to tell me X?</text:span></text:span></text:p>
        </text:list-item>
        <text:list-item>
          <text:p text:style-name="P23"><text:span text:style-name="Strong_20_Emphasis"><text:span text:style-name="T36">Let me know if I’m getting the story right…</text:span></text:span></text:p>
        </text:list-item>
        <text:list-item>
          <text:p text:style-name="P23"><text:span text:style-name="Strong_20_Emphasis"><text:span text:style-name="T36">What you’re saying is…</text:span></text:span></text:p>
        </text:list-item>
        <text:list-item>
          <text:p text:style-name="P23"><text:span text:style-name="Strong_20_Emphasis"><text:span text:style-name="T36">Thanks for waiting this out.</text:span></text:span></text:p>
        </text:list-item>
        <text:list-item>
          <text:p text:style-name="P23"><text:span text:style-name="Strong_20_Emphasis"><text:span text:style-name="T36">I’d love to help you with that.</text:span></text:span></text:p>
        </text:list-item>
        <text:list-item>
          <text:p text:style-name="P23"><text:span text:style-name="Strong_20_Emphasis"><text:span text:style-name="T36">Give me just a minute/second while I figure this out for you.</text:span></text:span></text:p>
        </text:list-item>
        <text:list-item>
          <text:p text:style-name="P23"><text:span text:style-name="Strong_20_Emphasis"><text:span text:style-name="T36">That’s awesome/great!</text:span></text:span></text:p>
        </text:list-item>
        <text:list-item>
          <text:p text:style-name="P23"><text:soft-page-break/><text:span text:style-name="Strong_20_Emphasis"><text:span text:style-name="T36">I can fix that.</text:span></text:span></text:p>
        </text:list-item>
      </text:list>
      <text:h text:style-name="P18" text:outline-level="1">3. Expressed sincere and appropriate empathy:</text:h>
      <text:p text:style-name="P4"><text:span text:style-name="T23">In customer service, empathy is the ability to have a human interaction with a customer. If you take a look at some of the spectacular customer service failures, you will see that they involve a (maddening) lack of empathy.</text:span><text:span text:style-name="T39"> </text:span>It’s often challenging to help customers who are lost in emotions and seem unable to be receptive. What should you say to customers who express unhappy or even downright angry? While this situation can sometimes be scary, there are great many ways to address your customer concerns and questions.</text:p>
      <text:p text:style-name="Text_20_body">Here are some key phrases to help assure your customers that you’re taking their problem seriously:</text:p>
      <text:list xml:id="list20641864" text:style-name="L3">
        <text:list-item>
          <text:p text:style-name="P24">“I can understand how frustrating it is when…”</text:p>
        </text:list-item>
        <text:list-item>
          <text:p text:style-name="P24">“I realize how complicated it is to…”</text:p>
        </text:list-item>
        <text:list-item>
          <text:p text:style-name="P24">“I imagine how upsetting it is to…”</text:p>
        </text:list-item>
        <text:list-item>
          <text:p text:style-name="P24">“I know how confusing it must be when…”</text:p>
        </text:list-item>
        <text:list-item>
          <text:p text:style-name="P24">“I’m so sorry to hear that…”</text:p>
        </text:list-item>
        <text:list-item>
          <text:p text:style-name="P24"><text:span text:style-name="T2">“</text:span><text:span text:style-name="T3">What do you think would have made this conversation better?”</text:span> </text:p>
        </text:list-item>
        <text:list-item>
          <text:p text:style-name="P25"><text:span text:style-name="T24">“</text:span><text:span text:style-name="T26">You’re right. We messed up.”</text:span> </text:p>
        </text:list-item>
        <text:list-item>
          <text:p text:style-name="P25"><text:span text:style-name="T24">“</text:span><text:span text:style-name="T26">That must be frustrating”</text:span> </text:p>
        </text:list-item>
        <text:list-item>
          <text:p text:style-name="P25"><text:span text:style-name="T24">“</text:span><text:span text:style-name="T26">I understand how frustrating that is.”</text:span> </text:p>
        </text:list-item>
        <text:list-item>
          <text:p text:style-name="P25"><text:span text:style-name="T24">“</text:span><text:span text:style-name="T26">The team will resolve this issue soon”</text:span> </text:p>
        </text:list-item>
        <text:list-item>
          <text:p text:style-name="P25"><text:span text:style-name="T24">“</text:span><text:span text:style-name="T26">I am working with the team to solve this issue soon”</text:span> </text:p>
        </text:list-item>
      </text:list>
      <text:p text:style-name="P8">Some important metrics for measuring empathy in a CSR <text:span text:style-name="T45">A</text:span>gent’s side of conversation are:</text:p>
      <text:list xml:id="list3324453092" text:style-name="L4">
        <text:list-item>
          <text:p text:style-name="P26">Smiling</text:p>
        </text:list-item>
        <text:list-item>
          <text:p text:style-name="P26">Being respectful</text:p>
        </text:list-item>
        <text:list-item>
          <text:p text:style-name="P26">Understanding their priorities</text:p>
        </text:list-item>
        <text:list-item>
          <text:p text:style-name="P26">Beginning with a positive statement, such as “Okay!” and “Right!”</text:p>
        </text:list-item>
        <text:list-item>
          <text:p text:style-name="P26">Showing that you care</text:p>
        </text:list-item>
        <text:list-item>
          <text:p text:style-name="P27">Taking their side when they are right</text:p>
        </text:list-item>
        <text:list-item>
          <text:p text:style-name="P27">Getting feedback from your customer</text:p>
        </text:list-item>
      </text:list>
      <text:h text:style-name="P18" text:outline-level="1"><text:soft-page-break/>4. Enthusiastic and helpful tone:</text:h>
      <text:p text:style-name="P10">While analyzing tone is more common via facial and vocal intonation analysis, there are somethings that CSR <text:span text:style-name="T48">A</text:span>gents keep in mind when it comes to managing an enthusia<text:span text:style-name="T48">s</text:span>tic and helpful tone:</text:p>
      <text:list xml:id="list3722640960" text:style-name="L5">
        <text:list-item>
          <text:p text:style-name="P32"><text:span text:style-name="T29">Try timing yourself in order to ensure that the rate at which you’re speaking falls into the 130 to 150 words per minute range.</text:span> So rate of speed of conversation matters.</text:p>
        </text:list-item>
        <text:list-item>
          <text:p text:style-name="P32"><text:span text:style-name="T29">A high pitch connotes youth and often fails to suggest an authoritative image. Meanwhile, a low pitch can sound harsh, especially over the phone. Find a middle ground, and always vary your inflection in order to make yourself sound natural and interested. A monotone sounds boring and unenthusiastic.</text:span> Hence, pitch of sound matters in tone detection as well.</text:p>
        </text:list-item>
        <text:list-item>
          <text:p text:style-name="P32"><text:span text:style-name="T29">Avoid slang and filler words. Saying things like “</text:span><text:span text:style-name="Emphasis"><text:span text:style-name="T47">dude</text:span></text:span><text:span text:style-name="T29">,” “</text:span><text:span text:style-name="Emphasis"><text:span text:style-name="T47">yeah</text:span></text:span><text:span text:style-name="T29">,” and “</text:span><text:span text:style-name="Emphasis"><text:span text:style-name="T47">um</text:span></text:span><text:span text:style-name="T30">” </text:span><text:span text:style-name="T29">will detract from the quality of the interaction, making constructive problem solving harder to attain. If you have a tendency to use filler words such as “</text:span><text:span text:style-name="Emphasis"><text:span text:style-name="T47">um</text:span></text:span><text:span text:style-name="T30">” </text:span><text:span text:style-name="T29">or “</text:span><text:span text:style-name="Emphasis"><text:span text:style-name="T47">like</text:span></text:span><text:span text:style-name="T29">.” practice taking a pause instead.</text:span> <text:span text:style-name="T48">The words we’re saying also matter a lot – especially the use of obscene language.</text:span></text:p>
        </text:list-item>
        <text:list-item>
          <text:p text:style-name="P32"><text:span text:style-name="T29">Avoid phrases such as “</text:span><text:span text:style-name="Emphasis"><text:span text:style-name="T47">I don’t know,</text:span></text:span><text:span text:style-name="T30">” “</text:span><text:span text:style-name="Emphasis"><text:span text:style-name="T47">I can’t do that,</text:span></text:span><text:span text:style-name="T30">” </text:span><text:span text:style-name="T29">or “</text:span><text:span text:style-name="Emphasis"><text:span text:style-name="T47">Just a second.</text:span></text:span><text:span text:style-name="T30">” </text:span><text:span text:style-name="T29">Specify how long completing a task will take, and state what you can do rather than what you cannot.</text:span> <text:span text:style-name="T48">This pattern of conversation shows disbelief, again words matter!</text:span></text:p>
        </text:list-item>
      </text:list>
      <text:h text:style-name="P18" text:outline-level="1">5. Confidence and demonstrated ownership:</text:h>
      <text:p text:style-name="P11">Showing confidence means to not be frustrated / fearful of the results of a query – to not panic during a call and maintain a calm attitude for almost the entire conversation. On the other hand, taking ownership means making the customer’s problem your problem – and making the company’s/server’s fault, your fault. So trying to be more helpful (by going above and beyond) and being more apologetic for difficulties / issues would be included in this. For this, while there are some key sentence types we can look for – it certainly depends on the extent of effort a CSR Agent goes to solve a problem. This would require carefully analyzing the context of a conversation – which again is not possible in the most human-sense artificially. However, some sentences we can look for are:</text:p>
      <text:list xml:id="list83221648" text:style-name="L6">
        <text:list-item>
          <text:p text:style-name="P28"><text:span text:style-name="T24">“</text:span><text:span text:style-name="T25">I understand how frustrating it is when a product doesn’t work as expected.”</text:span> </text:p>
        </text:list-item>
        <text:list-item>
          <text:p text:style-name="P28">“I understand your concern. Let me see what I can do to fix this for you!”</text:p>
        </text:list-item>
        <text:list-item>
          <text:p text:style-name="P28"><text:span text:style-name="T24">“</text:span><text:span text:style-name="T25">Let me check to see if anyone else here might know the answer.”</text:span> </text:p>
        </text:list-item>
        <text:list-item>
          <text:p text:style-name="P28"><text:span text:style-name="T24">“</text:span><text:span text:style-name="T25">No, that’s not covered under your warranty,” you could say, “Unfortunately, that’s not covered by the warranty, but let me talk with someone to see if we can find a cost-effective way of getting it repaired for you.”</text:span> </text:p>
        </text:list-item>
        <text:list-item>
          <text:p text:style-name="P28">“I will personally send in a recommendation for you!”</text:p>
        </text:list-item>
      </text:list>
      <text:h text:style-name="P18" text:outline-level="1"><text:soft-page-break/>6. Used appropriate closing:</text:h>
      <text:p text:style-name="P12">Generally, the best way to end a phone call is a four-step process:</text:p>
      <text:p text:style-name="P14"><text:span text:style-name="Strong_20_Emphasis"><text:span text:style-name="T3">STEP 1 </text:span></text:span><text:span text:style-name="T3">– Briefly summari</text:span><text:span text:style-name="T7">z</text:span><text:span text:style-name="T3">e what has been accomplished on the call.<text:line-break/></text:span><text:span text:style-name="Strong_20_Emphasis"><text:span text:style-name="T3">STEP 2 </text:span></text:span><text:span text:style-name="T3">– Let the customer know what happens next (and include a timescale – so they can go about planning their busy lives).<text:line-break/></text:span><text:span text:style-name="Strong_20_Emphasis"><text:span text:style-name="T3">STEP 3 </text:span></text:span><text:span text:style-name="T3">– Ask the customer if there is anything else that they can be helped with.<text:line-break/></text:span><text:span text:style-name="Strong_20_Emphasis"><text:span text:style-name="T3">STEP 4 </text:span></text:span><text:span text:style-name="T3">– Finish with a courteous call-closing statement.</text:span></text:p>
      <text:p text:style-name="P15">Some sample endings / closings are:</text:p>
      <text:list xml:id="list4179743400" text:style-name="L7">
        <text:list-item>
          <text:h text:style-name="P63" text:outline-level="4"><text:span text:style-name="Emphasis"><text:span text:style-name="T12">“</text:span></text:span><text:span text:style-name="Emphasis"><text:span text:style-name="T5">Thanks for calling and if you have any additional questions, please call us.”</text:span></text:span></text:h>
        </text:list-item>
        <text:list-item>
          <text:h text:style-name="P63" text:outline-level="4"><text:span text:style-name="Emphasis"><text:span text:style-name="T12">“</text:span></text:span><text:span text:style-name="Emphasis"><text:span text:style-name="T5">Thanks for calling [COMPANY NAME]. Have a good day.”</text:span></text:span></text:h>
        </text:list-item>
        <text:list-item>
          <text:h text:style-name="P63" text:outline-level="4"><text:span text:style-name="Emphasis"><text:span text:style-name="T12">“</text:span></text:span><text:span text:style-name="Emphasis"><text:span text:style-name="T5">Goodbye, Mr/Mrs [INSERT CUSTOMER NAME], thank you for calling.”</text:span></text:span></text:h>
        </text:list-item>
        <text:list-item>
          <text:h text:style-name="P63" text:outline-level="4"><text:span text:style-name="Emphasis"><text:span text:style-name="T12">“</text:span></text:span><text:span text:style-name="Emphasis"><text:span text:style-name="T5">You’ve been speaking with [INSERT ADVISOR NAME] today. Thank you for contacting [INSERT COMPANY NAME]! Have a great day.”</text:span></text:span></text:h>
        </text:list-item>
        <text:list-item>
          <text:h text:style-name="P63" text:outline-level="4"><text:span text:style-name="Emphasis"><text:span text:style-name="T12">“</text:span></text:span><text:span text:style-name="Emphasis"><text:span text:style-name="T5">Apologies once again for any inconvenience caused. Thank you for your call.”</text:span></text:span></text:h>
        </text:list-item>
        <text:list-item>
          <text:h text:style-name="P63" text:outline-level="4"><text:span text:style-name="Emphasis"><text:span text:style-name="T12">“</text:span></text:span><text:span text:style-name="Emphasis"><text:span text:style-name="T5">Have a nice time in [INSERT PLACE NAME] on your holiday.”</text:span></text:span></text:h>
        </text:list-item>
        <text:list-item>
          <text:h text:style-name="P63" text:outline-level="4"><text:span text:style-name="Emphasis"><text:span text:style-name="T12">“</text:span></text:span><text:span text:style-name="Emphasis"><text:span text:style-name="T5">I enjoyed talking with you today.”</text:span></text:span></text:h>
        </text:list-item>
        <text:list-item>
          <text:h text:style-name="P63" text:outline-level="4"><text:span text:style-name="Emphasis"><text:span text:style-name="T12">“</text:span></text:span><text:span text:style-name="Emphasis"><text:span text:style-name="T5">We appreciate your business.”</text:span></text:span></text:h>
        </text:list-item>
        <text:list-item>
          <text:p text:style-name="P33"><text:span text:style-name="Emphasis"><text:span text:style-name="T12">“</text:span></text:span><text:span text:style-name="Emphasis"><text:span text:style-name="T5">Thanks for your call to today. It was a pleasure discussing your (concern, issue, account) today.”</text:span></text:span></text:p>
        </text:list-item>
        <text:list-item>
          <text:p text:style-name="P33"><text:span text:style-name="Emphasis"><text:span text:style-name="T12">“</text:span></text:span><text:span text:style-name="Emphasis"><text:span text:style-name="T5">Thanks for calling, have a great day and I look forward to speaking with you in the future.”</text:span></text:span></text:p>
        </text:list-item>
        <text:list-item>
          <text:p text:style-name="P33"><text:span text:style-name="Emphasis"><text:span text:style-name="T12">“Thank you for calling us at this busy time and good luck with your move. I hope everything goes well.”</text:span></text:span><text:span text:style-name="T5"> </text:span></text:p>
        </text:list-item>
        <text:list-item>
          <text:p text:style-name="P34"><text:span text:style-name="T6">“</text:span><text:span text:style-name="Emphasis"><text:span text:style-name="T9">Thank you for cooperation on this matter. </text:span></text:span><text:span text:style-name="Emphasis"><text:span text:style-name="T10">Please let us / me know if you need any further assistanc</text:span></text:span><text:span text:style-name="Emphasis"><text:span text:style-name="T11">e.</text:span></text:span><text:span text:style-name="T6">”</text:span></text:p>
        </text:list-item>
      </text:list>
      <text:h text:style-name="P19" text:outline-level="1"><text:span text:style-name="T61">7</text:span>. Followed all relevant policy and procedures including customer verification and product up sells:</text:h>
      <text:p text:style-name="P57">In many call center agencies today, Customer ID Verification over Voice Recognition during a call separately. Why this separation is important – is because it truncates customer’s private data and does not directly let the agent access it himself – but via a machine. Second, its easier to use a detector specifically for such purposes as Card Number Verification / SSN or ID <text:span text:style-name="T57">Card </text:span>Number.</text:p>
      <text:p text:style-name="P61"><text:soft-page-break/><text:span text:style-name="T58">Based on a script that CSR Agents are given, we can again use Textual Entailment </text:span><text:span text:style-name="T56">combined with </text:span><text:span text:style-name="T39">Co-reference Resolution / </text:span><text:span text:style-name="T55">Named Entity Recognition</text:span><text:span text:style-name="T39"> </text:span><text:span text:style-name="T55">to identify what the point of discussion is – lets say the Product in question is a new Android Cell Phone. If a few key parameters introducing this new version are present in the context of this word (Main Focus: Product), then we can identify Product Up Sells.</text:span></text:p>
      <text:h text:style-name="P21" text:outline-level="1"><text:span text:style-name="T61">8</text:span>. Efficiency and call flow:</text:h>
      <text:p text:style-name="P51">In order to measure the flow of a call - <text:s/>you have to picture a scenario according to which the call should proceed. In order to do this, we’d require some sort of contextual analysis and per-point summary to see how the call went overall. Generally, a normal phone-call goes a bit something like this:</text:p>
      <text:list xml:id="list569233319" text:style-name="L14">
        <text:list-item>
          <text:p text:style-name="P47">Introduce yourself and the company briefly.</text:p>
        </text:list-item>
        <text:list-item>
          <text:p text:style-name="P50">Ask the customer how you can help them.</text:p>
        </text:list-item>
        <text:list-item>
          <text:p text:style-name="P55"><text:span text:style-name="T22">Always remember A.E.R: Acknowledge. Empathize. Reassure. You can only do this when you LISTEN CAREFULLY.</text:span></text:p>
        </text:list-item>
        <text:list-item>
          <text:p text:style-name="P53"><text:span text:style-name="T21">Once the customer tells you the concern, </text:span><text:span text:style-name="Emphasis"><text:span text:style-name="T21">be timely in your responses.</text:span></text:span></text:p>
        </text:list-item>
        <text:list-item>
          <text:p text:style-name="P50">Ask the customer follow-up questions about the problem and offer the quickest / best solution possible.</text:p>
        </text:list-item>
        <text:list-item>
          <text:p text:style-name="P50">Continue the call as it flows: asking the right questions and getting the right responses.</text:p>
        </text:list-item>
        <text:list-item>
          <text:p text:style-name="P50">Finally, repeat the problem and ask if the problem has been solved and if there’s anything else that you can help with.</text:p>
        </text:list-item>
        <text:list-item>
          <text:p text:style-name="P50">Finish the call with a greeting.</text:p>
        </text:list-item>
      </text:list>
      <text:h text:style-name="P21" text:outline-level="1"><text:span text:style-name="T61">9</text:span>. Appropriate probing:</text:h>
      <text:p text:style-name="P61"><text:span text:style-name="T31">Asking the right probing questions is key to getting the right answers. </text:span><text:span text:style-name="T5">The probing questions are </text:span><text:span text:style-name="T19">influenced by factors such a</text:span><text:span text:style-name="T20">s </text:span><text:span text:style-name="T19">age and location, CST information such as notes, alerts, trial, </text:span><text:span text:style-name="T20">a</text:span><text:span text:style-name="T19">ccess to Information. Is fundamental to apply the more accurate probing question bec</text:span><text:span text:style-name="T20">ause</text:span><text:span text:style-name="T19"> will help us find the need for the customer.</text:span><text:span text:style-name="T5"><text:line-break/>Probing questions often begin with “what” or “how” because they invite more detail. Questions that begin with “Do you…” or “Are you…” invite personal reflection. “Why” questions can be problematic. They may put the respondent on the defensive or result in little useful information and require additional probing. </text:span><text:span text:style-name="T16">Some example phrasing includes:</text:span></text:p>
      <text:list xml:id="list133738807" text:style-name="L17">
        <text:list-item>
          <text:p text:style-name="P60"><text:span text:style-name="T5">Could you please tell me more about…</text:span></text:p>
        </text:list-item>
        <text:list-item>
          <text:p text:style-name="P60"><text:span text:style-name="T5">I’m not quite sure I understood …Could you tell me about that some more?</text:span></text:p>
        </text:list-item>
        <text:list-item>
          <text:p text:style-name="P60"><text:soft-page-break/><text:span text:style-name="T5">I’m not certain what you mean by… Could you give me some examples?</text:span></text:p>
        </text:list-item>
        <text:list-item>
          <text:p text:style-name="P60"><text:span text:style-name="T5">Could you tell me more about your thinking on that?</text:span></text:p>
        </text:list-item>
        <text:list-item>
          <text:p text:style-name="P60"><text:span text:style-name="T5">You mentioned….Could you tell me more about that?</text:span></text:p>
        </text:list-item>
        <text:list-item>
          <text:p text:style-name="P60"><text:span text:style-name="T5">This is what I thought I heard…Did I understand you correctly?</text:span></text:p>
        </text:list-item>
        <text:list-item>
          <text:p text:style-name="P60"><text:span text:style-name="T5">So what I hear you saying is…”</text:span></text:p>
        </text:list-item>
        <text:list-item>
          <text:p text:style-name="P60"><text:span text:style-name="T5">Can you give me an example of…</text:span></text:p>
        </text:list-item>
        <text:list-item>
          <text:p text:style-name="P60"><text:span text:style-name="T5">What makes you feel that way?</text:span></text:p>
        </text:list-item>
        <text:list-item>
          <text:p text:style-name="P60"><text:span text:style-name="T5">What are some of your reasons for liking it.</text:span></text:p>
        </text:list-item>
        <text:list-item>
          <text:p text:style-name="P31"><text:span text:style-name="T27">Do you like what you have heard so far?</text:span></text:p>
        </text:list-item>
        <text:list-item>
          <text:p text:style-name="P31"><text:span text:style-name="T26">Do you feel comfortable with everything that I’ve said?</text:span></text:p>
        </text:list-item>
        <text:list-item>
          <text:p text:style-name="P31"><text:span text:style-name="T26">Explain to me, how did this situation begin?</text:span></text:p>
        </text:list-item>
        <text:list-item>
          <text:p text:style-name="P31"><text:span text:style-name="T26">Explain to me, what difficulties did you face when you tried to…?</text:span></text:p>
        </text:list-item>
        <text:list-item>
          <text:p text:style-name="P31"><text:span text:style-name="T26">Tell me, has this happened before?</text:span></text:p>
        </text:list-item>
      </text:list>
      <text:h text:style-name="P21" text:outline-level="1"><text:span text:style-name="T61">10</text:span>. First call resolution:</text:h>
      <text:p text:style-name="P39">VOIP Routing is used to keep track of this feature. Using <text:span text:style-name="T52">proper etiquette</text:span>, the agent might say something like:</text:p>
      <text:list xml:id="list3007736391" text:style-name="L18">
        <text:list-item>
          <text:p text:style-name="P38"><text:span text:style-name="Emphasis"><text:span text:style-name="T43">"Mrs. Ryan, I would like to transfer you to our accounting department. Is that okay with you? I believe that department will be able to get the information you need."</text:span></text:span><text:span text:style-name="T54"> </text:span></text:p>
        </text:list-item>
        <text:list-item>
          <text:p text:style-name="P38"><text:span text:style-name="Emphasis"><text:span text:style-name="T17">"You'll be speaking to Jessica Turner in accounting. If the call doesn't go through, you can reach her directly at 800-123-9876."</text:span></text:span></text:p>
        </text:list-item>
        <text:list-item>
          <text:p text:style-name="P41"><text:span text:style-name="Emphasis"><text:span text:style-name="T17">"I'm going to transfer you to Blake Carr in marketing. His direct number is 800-987-5432."</text:span></text:span></text:p>
        </text:list-item>
        <text:list-item>
          <text:p text:style-name="P38"><text:span text:style-name="Emphasis"><text:span text:style-name="T17">"When I transfer you, there may be a moment without sound. Don't worry, this is normal and someone will pick up right after that."</text:span></text:span></text:p>
        </text:list-item>
        <text:list-item>
          <text:p text:style-name="P41"><text:span text:style-name="Emphasis"><text:span text:style-name="T17">"After I transfer you, there will be a short series of beeps. Please don't worry; this is just the line switching. Blake will be with you directly."</text:span></text:span></text:p>
        </text:list-item>
        <text:list-item>
          <text:p text:style-name="P38"><text:span text:style-name="Emphasis"><text:span text:style-name="T17">"Thank you for your patience, Mr. Knox. I'm sure Jessica will be able to get you the information you need."</text:span></text:span></text:p>
        </text:list-item>
        <text:list-item>
          <text:p text:style-name="P41"><text:span text:style-name="Emphasis"><text:span text:style-name="T17">"Thank you for letting me put you through to Susan. I'm sure she can resolve this situation to your satisfaction."</text:span></text:span></text:p>
        </text:list-item>
        <text:list-item>
          <text:p text:style-name="P38"><text:soft-page-break/><text:span text:style-name="Emphasis"><text:span text:style-name="T17">"Jessica? I have Mrs. Reilly on the line. She's calling in regard to a discrepancy on her October invoice. Could you help her clear this up?"</text:span></text:span></text:p>
        </text:list-item>
        <text:list-item>
          <text:p text:style-name="P41"><text:span text:style-name="Emphasis"><text:span text:style-name="T17">"Good morning, Blake. I have Theresa Ruiz here, who would like to talk to someone about our current marketing campaign in the Chicago area. I think you can help her out on this."</text:span></text:span></text:p>
        </text:list-item>
      </text:list>
      <text:p text:style-name="P42"><text:span text:style-name="Emphasis"><text:span text:style-name="T15">Sentences such as “Hold Please – I’m putting you through.” are probably discouraged and not appreciated.</text:span></text:span></text:p>
      <text:h text:style-name="P19" text:outline-level="1">1<text:span text:style-name="T61">1</text:span>. Processed the customer’s request and with accuracy:</text:h>
      <text:p text:style-name="P61"><text:span text:style-name="T44">One method of solving the problem of correct identification of concerns and their solution – is Machine Comprehension. </text:span><text:span text:style-name="T3">Machine Comprehension (MC) models answer natural language questions by selecting an answer span within an evidence text. </text:span><text:span text:style-name="T8">So, based on the entire response by a CSR Agent – if we can identify whether or not it answers the question that the customer asked for (redesign a new question using MC), we can grade this call on the basis of that.</text:span></text:p>
      <text:h text:style-name="P21" text:outline-level="1"><text:span text:style-name="T61">12</text:span>. Disciplinary action required:</text:h>
      <text:p text:style-name="P62">This is Strict Action Required – in case of very strongly negative actions taken by a CSR Agent – this will probably be in the hands of an Evaluator than a machine alone, depending upon the severity of a situation.</text:p>
      <text:h text:style-name="P21" text:outline-level="1"><text:span text:style-name="T61">13</text:span>. Refresher training required:</text:h>
      <text:p text:style-name="Text_20_body">Mild Action Necessary – this should be the output of our system based on several calls collected over time for a CSR Agent to refresh what he learned from day 1.</text:p>
      <text:h text:style-name="P19" text:outline-level="1"><text:span text:style-name="T61">14</text:span>. Integrity and Professionalism:</text:h>
      <text:p text:style-name="P4"/>
      <text:h text:style-name="P18" text:outline-level="1"><text:span text:style-name="T61">15</text:span>. Clear and easily understood:</text:h>
      <text:p text:style-name="P4"/>
      <text:h text:style-name="P18" text:outline-level="1"><text:span text:style-name="T61">16</text:span>. Used appropriate word choices/phrasing:</text:h>
      <text:p text:style-name="P4"/>
      <text:h text:style-name="P18" text:outline-level="1"><text:soft-page-break/>1<text:span text:style-name="T61">7</text:span>. Natural use of customer’s name and avoid excessive use of Sir/Ma’am:</text:h>
      <text:p text:style-name="P4"/>
      <text:h text:style-name="P18" text:outline-level="1">1<text:span text:style-name="T61">8</text:span>. Maintained control of call:</text:h>
      <text:p text:style-name="P4"/>
      <text:h text:style-name="P18" text:outline-level="1">1<text:span text:style-name="T61">9</text:span>. Guided the call towards a logical resolution:</text:h>
      <text:p text:style-name="P4"/>
      <text:h text:style-name="P18" text:outline-level="1"><text:span text:style-name="T61">20</text:span>. Utilized tools &amp; resources efficiently:</text:h>
      <text:p text:style-name="P4"/>
      <text:h text:style-name="P18" text:outline-level="1"><text:span text:style-name="T61">21</text:span>. Remained focused and avoided unexplained dead air:</text:h>
      <text:p text:style-name="P4"/>
      <text:h text:style-name="P18" text:outline-level="1"><text:span text:style-name="T61">22</text:span>. Clear and concise notations:</text:h>
      <text:p text:style-name="P4"/>
      <text:h text:style-name="P18" text:outline-level="1"><text:span text:style-name="T61">23</text:span>. Reviewed notes or history and probed as necessary:</text:h>
      <text:p text:style-name="P4"/>
      <text:h text:style-name="P18" text:outline-level="1"><text:span text:style-name="T61">24</text:span>. Provided correct information and addressed all concerns:</text:h>
      <text:p text:style-name="P59"><text:span text:style-name="Emphasis"><text:span text:style-name="T15"/></text:span></text:p>
      <text:h text:style-name="P20" text:outline-level="1">2<text:span text:style-name="T61">5</text:span>. <text:span text:style-name="T50">P</text:span><text:span text:style-name="T51">r</text:span><text:span text:style-name="T50">oduct knowledge</text:span>:</text:h>
      <text:p text:style-name="P5"/>
      <text:h text:style-name="P20" text:outline-level="1">2<text:span text:style-name="T61">6</text:span>. <text:span text:style-name="T50">Process knowledge</text:span>:</text:h>
      <text:p text:style-name="P5"/>
      <text:p text:style-name="P2"><text:soft-page-break/>References:</text:p>
      <text:list xml:id="list2515179710" text:style-name="L8">
        <text:list-item>
          <text:p text:style-name="P35"><text:a xlink:type="simple" xlink:href="https://www.callcentrehelper.com/best-customer-service-greeting-phrases-113176.htm" text:style-name="Internet_20_link" text:visited-style-name="Visited_20_Internet_20_Link">https://www.callcentrehelper.com/best-customer-service-greeting-phrases-113176.htm</text:a> </text:p>
        </text:list-item>
        <text:list-item>
          <text:p text:style-name="P35"><text:a xlink:type="simple" xlink:href="https://www.comm100.com/blog/customer-empathy-statements.html" text:style-name="Internet_20_link" text:visited-style-name="Visited_20_Internet_20_Link">https://www.comm100.com/blog/customer-empathy-statements.html</text:a> </text:p>
        </text:list-item>
        <text:list-item>
          <text:p text:style-name="P35"><text:a xlink:type="simple" xlink:href="https://aircall.io/blog/customer-happiness/how-to-win-your-customers-with-empathy/" text:style-name="Internet_20_link" text:visited-style-name="Visited_20_Internet_20_Link">https://aircall.io/blog/customer-happiness/how-to-win-your-customers-with-empathy/</text:a> </text:p>
        </text:list-item>
        <text:list-item>
          <text:p text:style-name="P35"><text:a xlink:type="simple" xlink:href="https://www.callcentrehelper.com/best-call-closing-ending-statements-123412.htm" text:style-name="Internet_20_link" text:visited-style-name="Visited_20_Internet_20_Link">https://www.callcentrehelper.com/best-call-closing-ending-statements-123412.htm</text:a> </text:p>
        </text:list-item>
        <text:list-item>
          <text:p text:style-name="P35"><text:a xlink:type="simple" xlink:href="https://www.providesupport.com/blog/customer-service-tips-how-to-close-conversation/" text:style-name="Internet_20_link" text:visited-style-name="Visited_20_Internet_20_Link">https://www.providesupport.com/blog/customer-service-tips-how-to-close-conversation/</text:a> </text:p>
        </text:list-item>
        <text:list-item>
          <text:p text:style-name="P35"><text:a xlink:type="simple" xlink:href="https://www.skillsyouneed.com/rhubarb/customer-service-telephone-skills.html" text:style-name="Internet_20_link" text:visited-style-name="Visited_20_Internet_20_Link">https://www.skillsyouneed.com/rhubarb/customer-service-telephone-skills.html</text:a> </text:p>
        </text:list-item>
        <text:list-item>
          <text:p text:style-name="P35"><text:a xlink:type="simple" xlink:href="http://customerthink.com/how-to-take-ownership-in-customer-service/" text:style-name="Internet_20_link" text:visited-style-name="Visited_20_Internet_20_Link">http://customerthink.com/how-to-take-ownership-in-customer-service/</text:a> </text:p>
        </text:list-item>
        <text:list-item>
          <text:p text:style-name="P35"><text:a xlink:type="simple" xlink:href="https://www.universalclass.com/articles/business/business-telephone-call-etiquette-call-transfers-and-holds.htm" text:style-name="Internet_20_link" text:visited-style-name="Visited_20_Internet_20_Link">https://www.universalclass.com/articles/business/business-telephone-call-etiquette-call-transfers-and-holds.htm</text:a> </text:p>
        </text:list-item>
        <text:list-item>
          <text:p text:style-name="P35"><text:a xlink:type="simple" xlink:href="https://sites.google.com/site/csttftbcse1234567890/probing-questions" text:style-name="Internet_20_link" text:visited-style-name="Visited_20_Internet_20_Link">https://sites.google.com/site/csttftbcse1234567890/probing-questions</text:a> </text:p>
        </text:list-item>
        <text:list-item>
          <text:p text:style-name="P35"><text:a xlink:type="simple" xlink:href="https://www.callcentrehelper.com/practical-tips-for-effective-questioning-techniques-9045.htm" text:style-name="Internet_20_link" text:visited-style-name="Visited_20_Internet_20_Link">https://www.callcentrehelper.com/practical-tips-for-effective-questioning-techniques-9045.htm</text:a> </text:p>
        </text:list-item>
        <text:list-item>
          <text:p text:style-name="P35"><text:a xlink:type="simple" xlink:href="https://allennlp.org/models" text:style-name="Internet_20_link" text:visited-style-name="Visited_20_Internet_20_Link">https://allennlp.org/models</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re Baskerville" svg:font-family="'Libre Baskerville', serif"/>
    <style:font-face style:name="Lucida Grande" svg:font-family="'Lucida Grande', 'Lucida Sans Unicode', sans-serif"/>
    <style:font-face style:name="Mangal1" svg:font-family="Mangal"/>
    <style:font-face style:name="Open Sans" svg:font-family="'Open Sans', 'Helvetica Neue', Helvetica, Arial, sans-serif"/>
    <style:font-face style:name="Open Sans1" svg:font-family="'Open Sans', sans-serif"/>
    <style:font-face style:name="Source Sans Pro" svg:font-family="'Source Sans Pro', sans-serif"/>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7-04T17:07:31.386000000</dc:date>
    <meta:editing-duration>PT9H43M8S</meta:editing-duration>
    <meta:editing-cycles>15</meta:editing-cycles>
    <meta:document-statistic meta:table-count="0" meta:image-count="0" meta:object-count="0" meta:page-count="10" meta:paragraph-count="170" meta:word-count="2670" meta:character-count="15764" meta:non-whitespace-character-count="13337"/>
  </office:meta>
</office:document-meta>
</file>